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e4d67" officeooo:paragraph-rsid="000e4d67" fo:background-color="#ffff0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e4d67" officeooo:paragraph-rsid="000e4d67" fo:background-color="#ffffff" style:font-size-asian="18pt" style:font-weight-asian="bold" style:font-size-complex="18pt" style:font-weight-complex="bold"/>
    </style:style>
    <style:style style:name="T1" style:family="text">
      <style:text-properties fo:background-color="#ff6600" loext:char-shading-value="0"/>
    </style:style>
    <style:style style:name="T2" style:family="text">
      <style:text-properties fo:background-color="#ff3300" loext:char-shading-value="0"/>
    </style:style>
    <style:style style:name="gr1" style:family="graphic">
      <style:graphic-properties draw:textarea-horizontal-align="justify" draw:textarea-vertical-align="middle" draw:auto-grow-height="false" fo:min-height="1.0217in" fo:min-width="0.161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0.3232in" svg:height="1.1669in" svg:x="5.0492in" svg:y="0.2756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11111111.00000000.00000000.<text:span text:style-name="T1">00000000</text:span></text:p>
      <text:p text:style-name="P1"/>
      <text:p text:style-name="P2">Doted Binary Notation</text:p>
      <text:p text:style-name="P2"/>
      <text:p text:style-name="P2"/>
      <text:p text:style-name="P2"><text:s text:c="54"/><text:span text:style-name="T2">Octet</text:span></text:p>
      <text:p text:style-name="P2"><text:s text:c="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22:31:32.221812314</meta:creation-date>
    <meta:print-date>2018-04-06T22:32:46.653750810</meta:print-date>
    <dc:date>2018-04-06T22:44:43.447330592</dc:date>
    <meta:editing-duration>PT13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5" meta:character-count="160" meta:non-whitespace-character-count="59"/>
  </office:meta>
</office:document-meta>
</file>